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section text:style-name="Sect1" text:name="Section1">
        <text:p text:style-name="Text_20_body">%#include AL/protocoles/infoProtocole#%</text:p>
        <text:p text:style-name="Text_20_body">%#include AL/protocoles/declarationVersement/infoProtocoleDeclarationVersement#%</text:p>
        <text:p text:style-name="Text_20_body"/>
        <text:p text:style-name="Text_20_body"/>
      </text:section>
      <text:p text:style-name="P2">%#include AL/protocoles/statistiques#%</text:p>
      <text:p text:style-name="P2">%#include AL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1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12cm" fo:margin-left="0cm" fo:margin-right="0cm" fo:margin-bottom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pta</dc:creator>
    <dc:date>2011-08-24T11:17:33</dc:date>
    <meta:editing-cycles>90</meta:editing-cycles>
    <meta:editing-duration>PT3H55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0" meta:character-count="219"/>
  </office:meta>
</office:document-meta>
</file>